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f5b2a" officeooo:paragraph-rsid="001f5b2a"/>
    </style:style>
    <style:style style:name="P3" style:family="paragraph" style:parent-style-name="Standard">
      <style:text-properties officeooo:rsid="001f5b2a" officeooo:paragraph-rsid="00234a67"/>
    </style:style>
    <style:style style:name="P4" style:family="paragraph" style:parent-style-name="Standard">
      <style:text-properties officeooo:rsid="001f5b2a" officeooo:paragraph-rsid="0024dc79"/>
    </style:style>
    <style:style style:name="P5" style:family="paragraph" style:parent-style-name="Standard">
      <style:text-properties officeooo:rsid="001f5b2a" officeooo:paragraph-rsid="002760e6"/>
    </style:style>
    <style:style style:name="P6" style:family="paragraph" style:parent-style-name="Standard">
      <style:text-properties officeooo:rsid="001f5b2a" officeooo:paragraph-rsid="002a7418"/>
    </style:style>
    <style:style style:name="P7" style:family="paragraph" style:parent-style-name="Standard">
      <style:text-properties officeooo:rsid="001f5b2a" officeooo:paragraph-rsid="002e0711"/>
    </style:style>
    <style:style style:name="P8" style:family="paragraph" style:parent-style-name="Standard">
      <style:text-properties officeooo:rsid="001f5b2a" officeooo:paragraph-rsid="00312c31"/>
    </style:style>
    <style:style style:name="P9" style:family="paragraph" style:parent-style-name="Standard">
      <style:text-properties officeooo:rsid="001f5b2a" officeooo:paragraph-rsid="00391b3b"/>
    </style:style>
    <style:style style:name="P10" style:family="paragraph" style:parent-style-name="Standard">
      <style:text-properties officeooo:rsid="00234a67" officeooo:paragraph-rsid="00234a67"/>
    </style:style>
    <style:style style:name="P11" style:family="paragraph" style:parent-style-name="Standard">
      <style:text-properties officeooo:rsid="0024dc79" officeooo:paragraph-rsid="0024dc79"/>
    </style:style>
    <style:style style:name="P12" style:family="paragraph" style:parent-style-name="Standard">
      <style:text-properties officeooo:rsid="002760e6" officeooo:paragraph-rsid="002760e6"/>
    </style:style>
    <style:style style:name="P13" style:family="paragraph" style:parent-style-name="Standard">
      <style:text-properties officeooo:rsid="002a7418" officeooo:paragraph-rsid="002a7418"/>
    </style:style>
    <style:style style:name="P14" style:family="paragraph" style:parent-style-name="Standard">
      <style:text-properties officeooo:rsid="002e0711" officeooo:paragraph-rsid="002e0711"/>
    </style:style>
    <style:style style:name="P15" style:family="paragraph" style:parent-style-name="Standard">
      <style:text-properties officeooo:rsid="00312c31" officeooo:paragraph-rsid="00312c31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">
      <style:text-properties officeooo:rsid="00391b3b" officeooo:paragraph-rsid="00391b3b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56b698"/>
    </style:style>
    <style:style style:name="P22" style:family="paragraph" style:parent-style-name="Standard">
      <style:paragraph-properties fo:text-align="center" style:justify-single-word="false"/>
      <style:text-properties officeooo:paragraph-rsid="00732b8b"/>
    </style:style>
    <style:style style:name="P23" style:family="paragraph" style:parent-style-name="Standard">
      <style:text-properties officeooo:rsid="001f5b2a"/>
    </style:style>
    <style:style style:name="P24" style:family="paragraph" style:parent-style-name="Standard">
      <style:text-properties officeooo:rsid="001f5b2a" officeooo:paragraph-rsid="00415be2"/>
    </style:style>
    <style:style style:name="P25" style:family="paragraph" style:parent-style-name="Standard">
      <style:text-properties officeooo:rsid="001f5b2a" officeooo:paragraph-rsid="0045a614"/>
    </style:style>
    <style:style style:name="P26" style:family="paragraph" style:parent-style-name="Standard">
      <style:text-properties officeooo:rsid="001f5b2a" officeooo:paragraph-rsid="004da4b6"/>
    </style:style>
    <style:style style:name="P27" style:family="paragraph" style:parent-style-name="Standard">
      <style:text-properties officeooo:rsid="001f5b2a" officeooo:paragraph-rsid="0050c5b6"/>
    </style:style>
    <style:style style:name="P28" style:family="paragraph" style:parent-style-name="Standard">
      <style:text-properties officeooo:rsid="001f5b2a" officeooo:paragraph-rsid="0054d297"/>
    </style:style>
    <style:style style:name="P29" style:family="paragraph" style:parent-style-name="Standard">
      <style:text-properties officeooo:rsid="001f5b2a" officeooo:paragraph-rsid="0057756c"/>
    </style:style>
    <style:style style:name="P30" style:family="paragraph" style:parent-style-name="Standard">
      <style:text-properties officeooo:rsid="001f5b2a" officeooo:paragraph-rsid="0069b1a6"/>
    </style:style>
    <style:style style:name="P31" style:family="paragraph" style:parent-style-name="Standard">
      <style:text-properties officeooo:rsid="001f5b2a" officeooo:paragraph-rsid="00732b8b"/>
    </style:style>
    <style:style style:name="P32" style:family="paragraph" style:parent-style-name="Standard">
      <style:text-properties officeooo:rsid="001f5b2a" officeooo:paragraph-rsid="0082e2fe"/>
    </style:style>
    <style:style style:name="P33" style:family="paragraph" style:parent-style-name="Standard">
      <style:text-properties officeooo:rsid="00415be2" officeooo:paragraph-rsid="00415be2"/>
    </style:style>
    <style:style style:name="P34" style:family="paragraph" style:parent-style-name="Standard">
      <style:text-properties officeooo:rsid="0045a614" officeooo:paragraph-rsid="0045a614"/>
    </style:style>
    <style:style style:name="P35" style:family="paragraph" style:parent-style-name="Standard">
      <style:text-properties officeooo:rsid="004da4b6" officeooo:paragraph-rsid="004da4b6"/>
    </style:style>
    <style:style style:name="P36" style:family="paragraph" style:parent-style-name="Standard">
      <style:text-properties officeooo:rsid="0050c5b6" officeooo:paragraph-rsid="0050c5b6"/>
    </style:style>
    <style:style style:name="P37" style:family="paragraph" style:parent-style-name="Standard">
      <style:text-properties officeooo:rsid="0054d297" officeooo:paragraph-rsid="0054d297"/>
    </style:style>
    <style:style style:name="P38" style:family="paragraph" style:parent-style-name="Standard">
      <style:text-properties officeooo:paragraph-rsid="0054906f"/>
    </style:style>
    <style:style style:name="P39" style:family="paragraph" style:parent-style-name="Standard">
      <style:text-properties officeooo:rsid="0057756c" officeooo:paragraph-rsid="0057756c"/>
    </style:style>
    <style:style style:name="P40" style:family="paragraph" style:parent-style-name="Standard">
      <style:text-properties officeooo:rsid="0069b1a6" officeooo:paragraph-rsid="0069b1a6"/>
    </style:style>
    <style:style style:name="P41" style:family="paragraph" style:parent-style-name="Standard">
      <style:text-properties officeooo:rsid="00732b8b" officeooo:paragraph-rsid="00732b8b"/>
    </style:style>
    <style:style style:name="P42" style:family="paragraph" style:parent-style-name="Standard">
      <style:text-properties officeooo:rsid="0082e2fe" officeooo:paragraph-rsid="0082e2fe"/>
    </style:style>
    <style:style style:name="P43" style:family="paragraph" style:parent-style-name="Standard">
      <style:text-properties officeooo:paragraph-rsid="0082e2f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officeooo:rsid="00234a67"/>
    </style:style>
    <style:style style:name="T18" style:family="text">
      <style:text-properties officeooo:rsid="0024dc79"/>
    </style:style>
    <style:style style:name="T19" style:family="text">
      <style:text-properties officeooo:rsid="0069b1a6"/>
    </style:style>
    <style:style style:name="T20" style:family="text">
      <style:text-properties officeooo:rsid="00732b8b"/>
    </style:style>
    <style:style style:name="T21" style:family="text">
      <style:text-properties officeooo:rsid="0082e2fe"/>
    </style:style>
    <style:style style:name="T22" style:family="text">
      <style:text-properties officeooo:rsid="001f5b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1" text:anchor-type="as-char" svg:y="-3.568cm" svg:width="10.273cm" svg:height="7.0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Exercício I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8"><draw:frame draw:style-name="fr1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1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3">Exercício I<text:span text:style-name="T17">I</text:span></text:p>
      <text:p text:style-name="P10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8"><draw:frame draw:style-name="fr1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3">Exercício I<text:span text:style-name="T17">II</text:span></text:p>
      <text:p text:style-name="P10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8"><draw:frame draw:style-name="fr1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4">Exercício <text:span text:style-name="T18">IV</text:span></text:p>
      <text:p text:style-name="P11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8"><draw:frame draw:style-name="fr1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5">Exercício <text:span text:style-name="T18">I</text:span></text:p>
      <text:p text:style-name="P12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8"><draw:frame draw:style-name="fr1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9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23"/>
      <text:p text:style-name="P5">Exercício <text:span text:style-name="T18">II</text:span></text:p>
      <text:p text:style-name="P12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8"><draw:frame draw:style-name="fr1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9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6">Exercício <text:span text:style-name="T18">I</text:span></text:p>
      <text:p text:style-name="P13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8"><draw:frame draw:style-name="fr1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9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6">Exercício <text:span text:style-name="T18">II</text:span></text:p>
      <text:p text:style-name="P13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8"><draw:frame draw:style-name="fr1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9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7">Exercício <text:span text:style-name="T18">I</text:span></text:p>
      <text:p text:style-name="P14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8"><draw:frame draw:style-name="fr1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9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7">Exercício <text:span text:style-name="T18">II</text:span></text:p>
      <text:p text:style-name="P14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8"><draw:frame draw:style-name="fr1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9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6"/>
      <text:p text:style-name="P1"><text:span text:style-name="T1"/></text:p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8">Exercício <text:span text:style-name="T18">I</text:span></text:p>
      <text:p text:style-name="P15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8"><draw:frame draw:style-name="fr1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9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9">Exercício <text:span text:style-name="T18">I</text:span></text:p>
      <text:p text:style-name="P17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8"><draw:frame draw:style-name="fr1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9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9">Exercício <text:span text:style-name="T18">II</text:span></text:p>
      <text:p text:style-name="P17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8"><draw:frame draw:style-name="fr1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9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24">Exercício <text:span text:style-name="T18">I</text:span></text:p>
      <text:p text:style-name="P33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8"><draw:frame draw:style-name="fr1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19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25">Exercício <text:span text:style-name="T18">I</text:span></text:p>
      <text:p text:style-name="P34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8"><draw:frame draw:style-name="fr1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19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6">Exercício <text:span text:style-name="T18">I</text:span></text:p>
      <text:p text:style-name="P35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8"><draw:frame draw:style-name="fr1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19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6">Exercício <text:span text:style-name="T18">II</text:span></text:p>
      <text:p text:style-name="P35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8"><draw:frame draw:style-name="fr1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19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27">Exercício <text:span text:style-name="T18">I</text:span></text:p>
      <text:p text:style-name="P36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8"><draw:frame draw:style-name="fr1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19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7"/>
      <text:p text:style-name="P27"/>
      <text:p text:style-name="P27"><text:soft-page-break/>Exercício <text:span text:style-name="T18">II</text:span></text:p>
      <text:p text:style-name="P36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8"><draw:frame draw:style-name="fr1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19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28">Exercício <text:span text:style-name="T18">I</text:span></text:p>
      <text:p text:style-name="P37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8"><draw:frame draw:style-name="fr1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19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38"/>
      <text:p text:style-name="P28">Exercício <text:span text:style-name="T18">II</text:span></text:p>
      <text:p text:style-name="P37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8"><draw:frame draw:style-name="fr1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19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1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29">Exercício <text:span text:style-name="T18">I</text:span></text:p>
      <text:p text:style-name="P39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8"><draw:frame draw:style-name="fr1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19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30">Exercício <text:span text:style-name="T18">I</text:span></text:p>
      <text:p text:style-name="P40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8"><draw:frame draw:style-name="fr1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19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30">Exercício <text:span text:style-name="T18">II</text:span></text:p>
      <text:p text:style-name="P40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8"><draw:frame draw:style-name="fr1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19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0">Exercício <text:span text:style-name="T18">III</text:span></text:p>
      <text:p text:style-name="P40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8"><draw:frame draw:style-name="fr1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19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30"/>
      <text:p text:style-name="P30"/>
      <text:p text:style-name="P30"><text:soft-page-break/>Exercício <text:span text:style-name="T18">IV</text:span></text:p>
      <text:p text:style-name="P40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8"><draw:frame draw:style-name="fr1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19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0">Exercício <text:span text:style-name="T19">V</text:span></text:p>
      <text:p text:style-name="P40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8"><draw:frame draw:style-name="fr1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19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22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31">Exercício <text:span text:style-name="T18">I</text:span></text:p>
      <text:p text:style-name="P41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8"><draw:frame draw:style-name="fr1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19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31">Exercício <text:span text:style-name="T18">II</text:span></text:p>
      <text:p text:style-name="P41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8"><draw:frame draw:style-name="fr1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19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31">Exercício <text:span text:style-name="T18">III</text:span></text:p>
      <text:p text:style-name="P41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8"><draw:frame draw:style-name="fr1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19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31">Exercício <text:span text:style-name="T18">IV</text:span></text:p>
      <text:p text:style-name="P41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8"><draw:frame draw:style-name="fr1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19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31"/>
      <text:p text:style-name="P31"/>
      <text:p text:style-name="P31"><text:soft-page-break/>Exercício <text:span text:style-name="T20">V</text:span></text:p>
      <text:p text:style-name="P41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8"><draw:frame draw:style-name="fr1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19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31">Exercício <text:span text:style-name="T20">VI</text:span></text:p>
      <text:p text:style-name="P41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8"><draw:frame draw:style-name="fr1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19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31">Exercício <text:span text:style-name="T20">VII</text:span></text:p>
      <text:p text:style-name="P41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8"><draw:frame draw:style-name="fr1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19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32">Exercício <text:span text:style-name="T18">I</text:span></text:p>
      <text:p text:style-name="P42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8"><draw:frame draw:style-name="fr1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19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32">Exercício <text:span text:style-name="T18">II</text:span></text:p>
      <text:p text:style-name="P42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8"><draw:frame draw:style-name="fr1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19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32">Exercício <text:span text:style-name="T18">III</text:span></text:p>
      <text:p text:style-name="P42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8"><draw:frame draw:style-name="fr1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19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32">Exercício <text:span text:style-name="T18">IV</text:span></text:p>
      <text:p text:style-name="P42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8"><draw:frame draw:style-name="fr1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19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43"><text:soft-page-break/><text:span text:style-name="T22">Exercício V</text:span></text:p>
      <text:p text:style-name="P42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8"><draw:frame draw:style-name="fr1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19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32">Exercício <text:span text:style-name="T21">VI</text:span></text:p>
      <text:p text:style-name="P42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8"><draw:frame draw:style-name="fr1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19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19T17:57:16.095000000</dc:date>
    <meta:editing-duration>PT12H59M39S</meta:editing-duration>
    <meta:editing-cycles>71</meta:editing-cycles>
    <meta:document-statistic meta:table-count="40" meta:image-count="0" meta:object-count="41" meta:page-count="8" meta:paragraph-count="136" meta:word-count="223" meta:character-count="1239" meta:non-whitespace-character-count="109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1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i>c</mi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2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i>x</mi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3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x</mi>
                        <mi>p</mi>
                      </msup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p</mi>
                        <mo stretchy="false">⋅</mo>
                        <msup>
                          <mi>x</mi>
                          <mrow>
                            <mi>p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4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5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6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⋅</mo>
                          <mi>h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g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⋅</mo>
                          <mi>h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g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⋅</mo>
                          <mi>h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7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frac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row>
                          <mi>h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frac>
                        <mrow>
                          <mi>g</mi>
                          <mi>'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⋅</mo>
                            <mi>h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⋅</mo>
                            <mi>h</mi>
                          </mrow>
                          <mi>'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row>
                          <mi>h</mi>
                          <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n>2</mn>
                          </msup>
                        </mrow>
                      </mfrac>
                    </mstyle>
                  </mrow>
                </mrow>
              </mtd>
            </mtr>
            <mtr>
              <mtd>
                <mtext>8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g</mi>
                        <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>p</mi>
                        </msup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row>
                          <mi>p</mi>
                          <mo stretchy="false">⋅</mo>
                          <mi>g</mi>
                        </mrow>
                        <mrow>
                          <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row>
                              <mi>p</mi>
                              <mo stretchy="false">−</mo>
                              <mn>1</mn>
                            </mrow>
                          </msup>
                          <mo stretchy="false">⋅</mo>
                          <mi>g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 partial f(x) } over { partial x }} = color red {D_x f( x )} = color red {f'( x )} newline newline
matrix { 
"1)" # alignl f( x ) = color red {c} # -&gt; # alignl f'( x ) = color red {0} ##
"2)" # alignl f( x ) = color red {x} # -&gt; # alignl f'( x ) = color red {1} ##
"3)" # alignl f( x ) = color red {x^p} # -&gt; # alignl f'( x ) = color red {p cdot x^{ p - 1 }} ##
"4)" # alignl f( x ) = color red {e^x} # -&gt; # alignl f'( x ) = color red {e^x} ## 
"5)" # alignl f( x ) = color red {ln( x )} # -&gt; # alignl f'( x ) = color red {1 over x} ##
"6)" # alignl f( x ) = color red {g( x ) cdot h( x )} # -&gt; # alignl f'( x ) = color red {g'( x ) cdot h( x ) + g( x ) cdot h'( x )} ##
"7)" # alignl f( x ) = color red {{g( x )} over {h( x )}} # -&gt; # alignl f'( x ) = {alignc color red {{g'( x ) cdot h( x ) - g( x ) cdot h'( x )} over {h( x )^2}}} ##
"8)" # alignl f( x ) = color red {g( x )^p} # -&gt; # alignl f'( x ) = color red {p cdot g( x )^{ p - 1 } cdot g'( x )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